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Heading_20_4">
      <style:paragraph-properties fo:margin-left="0cm" fo:margin-right="0cm" fo:margin-top="0cm" fo:margin-bottom="0cm" fo:line-height="160%" fo:orphans="2" fo:widows="2" fo:text-indent="0cm" style:auto-text-indent="false" fo:background-color="#ffffff" fo:padding="0cm" fo:border="none">
        <style:background-image/>
      </style:paragraph-properties>
    </style:style>
    <style:style style:name="P3" style:family="paragraph" style:parent-style-name="Text_20_body">
      <style:paragraph-properties fo:margin-left="0cm" fo:margin-right="0cm" fo:orphans="2" fo:widows="2" fo:text-indent="0cm" style:auto-text-indent="false"/>
      <style:text-properties fo:font-variant="normal" fo:text-transform="none" fo:color="#252525" style:font-name="sans-serif" fo:font-size="10.5pt" fo:letter-spacing="normal" fo:font-style="normal" fo:font-weight="normal"/>
    </style:style>
    <style:style style:name="P4" style:family="paragraph" style:parent-style-name="Text_20_body" style:list-style-name="L1">
      <style:paragraph-properties fo:margin-left="0cm" fo:margin-right="0cm" fo:orphans="2" fo:widows="2" fo:text-indent="0cm" style:auto-text-indent="false"/>
      <style:text-properties fo:font-variant="normal" fo:text-transform="none" fo:color="#252525" style:font-name="sans-serif" fo:font-size="10.5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ff0000" style:font-name="sans-serif" fo:font-size="10.5pt" fo:letter-spacing="normal" fo:font-style="normal" fo:font-weight="normal"/>
    </style:style>
    <style:style style:name="T1" style:family="text">
      <style:text-properties fo:font-variant="normal" fo:text-transform="none" fo:color="#000000" style:font-name="sans-serif" fo:font-size="10.5pt" fo:letter-spacing="normal" fo:font-style="normal" fo:font-weight="bold"/>
    </style:style>
    <style:style style:name="T2" style:family="text">
      <style:text-properties fo:font-variant="normal" fo:text-transform="none" fo:color="#555555" style:font-name="sans-serif" fo:font-size="12pt" fo:letter-spacing="normal" fo:font-style="normal" fo:font-weight="normal"/>
    </style:style>
    <style:style style:name="T3" style:family="text">
      <style:text-properties fo:font-variant="normal" fo:text-transform="none" fo:color="#0b0080"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5"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6" style:family="text">
      <style:text-properties fo:font-variant="normal" fo:text-transform="none" fo:color="#252525" style:font-name="sans-serif" fo:font-size="10.5pt" fo:letter-spacing="normal" fo:font-style="normal" fo:font-weight="normal"/>
    </style:style>
    <style:style style:name="T7" style:family="text">
      <style:text-properties fo:font-variant="normal" fo:text-transform="none" fo:color="#252525" style:font-name="sans-serif" fo:font-size="10.5pt" fo:letter-spacing="normal" fo:font-style="italic"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bookmark text:name="Backtracking_mit_Brute_Force"/><text:span text:style-name="T1">Backtracking mit Brute Force</text:span><text:span text:style-name="T2">[</text:span><text:a xlink:type="simple" xlink:href="https://de.wikipedia.org/w/index.php?title=Sudoku&amp;veaction=edit&amp;section=28" text:style-name="Internet_20_link" text:visited-style-name="Visited_20_Internet_20_Link"><text:span text:style-name="T3">Bearbeiten</text:span></text:a><text:span text:style-name="T2"> | </text:span><text:a xlink:type="simple" xlink:href="https://de.wikipedia.org/w/index.php?title=Sudoku&amp;action=edit&amp;section=28" text:style-name="Internet_20_link" text:visited-style-name="Visited_20_Internet_20_Link"><text:span text:style-name="T3">Quelltext bearbeiten</text:span></text:a><text:span text:style-name="T2">]</text:span></text:h>
      <text:p text:style-name="P1"><text:span text:style-name="T6">Auf dem Computer kann man ein Sudoku mit der </text:span><text:a xlink:type="simple" xlink:href="https://de.wikipedia.org/wiki/Backtracking" text:style-name="Internet_20_link" text:visited-style-name="Visited_20_Internet_20_Link"><text:span text:style-name="T4">Backtracking</text:span></text:a><text:span text:style-name="T6">-Methode lösen. Beginnend mit dem ersten freien Feld, probiert man systematisch, mit der Eins beginnend, ob man zu einer Lösung kommt. Beim ersten Widerspruch geht man zurück (englisch </text:span><text:span text:style-name="T7">backtrack</text:span><text:span text:style-name="T6">). Dieser Lösungsweg lässt sich sehr elegant </text:span><text:a xlink:type="simple" xlink:href="https://de.wikipedia.org/wiki/Rekursion" text:style-name="Internet_20_link" text:visited-style-name="Visited_20_Internet_20_Link"><text:span text:style-name="T4">rekursiv</text:span></text:a><text:span text:style-name="T6"> formulieren und man ist sicher, dass alle Kombinationsmöglichkeiten abgesucht werden. Da es sich um tausende Wege handeln kann, ist dieser Algorithmus nur für Computerprogramme geeignet. Der </text:span><text:a xlink:type="simple" xlink:href="https://de.wikipedia.org/wiki/Algorithmus" text:style-name="Internet_20_link" text:visited-style-name="Visited_20_Internet_20_Link"><text:span text:style-name="T4">Lösungsalgorithmus</text:span></text:a><text:span text:style-name="T6"> ist allerdings nicht der Schnellste, da er keinerlei analytische Vorinformationen verwendet und nur durch Ausprobieren vorgeht. Er setzt also mit roher Gewalt (englisch </text:span><text:a xlink:type="simple" xlink:href="https://de.wikipedia.org/wiki/Brute_force" text:style-name="Internet_20_link" text:visited-style-name="Visited_20_Internet_20_Link"><text:span text:style-name="T5">brute force</text:span></text:a><text:span text:style-name="T6">) Ziffern ein und überprüft diese dann. Dennoch erhält man auf gewöhnlichen </text:span><text:a xlink:type="simple" xlink:href="https://de.wikipedia.org/wiki/Personal_Computer" text:style-name="Internet_20_link" text:visited-style-name="Visited_20_Internet_20_Link"><text:span text:style-name="T4">PCs</text:span></text:a><text:span text:style-name="T6"> auch für schwierige 9×9-Sudokus meist zügig die Lösung. Dabei hängt die Programmlaufzeit entscheidend von der Anzahl der vorgegebenen Ziffern ab. Auch die festgelegte Reihenfolge, in der die Felder gefüllt werden, beeinflusst die Programmlaufzeit. Bei größeren Sudokus stößt diese Methode jedoch schnell an ihre Grenzen.</text:span></text:p>
      <text:h text:style-name="P2" text:outline-level="4"><text:bookmark text:name="Backtracking_mit_dynamischer_Reihenfolge"/><text:span text:style-name="T1">Backtracking mit dynamischer Reihenfolge</text:span><text:span text:style-name="T2">[</text:span><text:a xlink:type="simple" xlink:href="https://de.wikipedia.org/w/index.php?title=Sudoku&amp;veaction=edit&amp;section=29" text:style-name="Internet_20_link" text:visited-style-name="Visited_20_Internet_20_Link"><text:span text:style-name="T3">Bearbeiten</text:span></text:a><text:span text:style-name="T2"> | </text:span><text:a xlink:type="simple" xlink:href="https://de.wikipedia.org/w/index.php?title=Sudoku&amp;action=edit&amp;section=29" text:style-name="Internet_20_link" text:visited-style-name="Visited_20_Internet_20_Link"><text:span text:style-name="T3">Quelltext bearbeiten</text:span></text:a><text:span text:style-name="T2">]</text:span></text:h>
      <text:p text:style-name="P1"><text:span text:style-name="T6">Man kann die </text:span><text:a xlink:type="simple" xlink:href="https://de.wikipedia.org/wiki/Sudoku#Backtracking_mit_Brute_Force" text:style-name="Internet_20_link" text:visited-style-name="Visited_20_Internet_20_Link"><text:span text:style-name="T4">Backtracking mit Brute-Force-Methode</text:span></text:a><text:span text:style-name="T6"> dahingehend modifizieren, dass die Bearbeitungsreihenfolge der Felder dynamisch generiert wird. Anstatt das erste freie Feld zu belegen, bestimmt man jenes mit der geringsten Anzahl an Kandidaten und beginnt dort mit dem versuchsweisen Einsetzen. Damit reduziert sich der Aufwand auf ungefähr lineare Laufzeit, da in der Praxis (auch bei schwierigen Sudokus) fast immer ein Feld existiert, für das nur eine Zahl in Frage kommt. Da die Reihenfolge, in der die Felder befüllt werden aber nicht festgelegt ist, muss bei jedem Schritt der momentane Zustand gespeichert werden, um diesen gegebenenfalls später noch einmal reproduzieren zu können.</text:span></text:p>
      <text:p text:style-name="P3"/>
      <text:p text:style-name="P3">→ heißt ergo : Wir laufen das Sudoku so oft Feld für Feld ab, bis wir bei einem Durchlauf kein eindeutiges Feld mehr finden</text:p>
      <text:p text:style-name="P3">→ Dabei merken wir uns pro Feld, wie viele Optionen wir gehabt hätten bzw Alternativ / vlt effizienter:</text:p>
      <text:p text:style-name="P3">Wir merken uns ein Feld mit minimalen Kandidaten</text:p>
      <text:p text:style-name="P5">→ Optimierung: Wir gehen durch, suchen ein Feld mit minimalen Kandidaten . Bei nur einem Kandidaten zeichnen wir diesen sofort ein und springen zurück an den Anfang usw – Die Kandidatenzahl finden wir durch ausschließen der Kandidaten die schon in Zeile / Spalte / Kästchen vorhanden sind</text:p>
      <text:p text:style-name="P5">→ Ansonsten wird für das minimale Feld geraten → </text:p>
      <text:p text:style-name="P3">→ Für das Feld mit minimalen Kandidaten raten wir eine der Möglichkeiten und merken uns, dass wir hier geraten haben (markiere das betreffende Feld)</text:p>
      <text:p text:style-name="P3">→ Weiter so, bis entweder Lösung gefunden oder keine Lösung → zurück zur letzten geratenen Stelle </text:p>
      <text:p text:style-name="P3">(Quasi Baum aufbauen)</text:p>
      <text:p text:style-name="P3">→ Da wir auch nicht lösbar / unendlich viele Lösungen als Antworten ausgeben müssen:</text:p>
      <text:p text:style-name="P3"/>
      <text:list xml:id="list8170314166212554196" text:style-name="L1">
        <text:list-header>
          <text:p text:style-name="P4">Nach finden einer Lösung nicht aufhören. Weiterhin alle Möglichkeiten durchprobieren, bis entweder </text:p>
        </text:list-header>
        <text:list-item>
          <text:p text:style-name="P4">Noch mindestens eine weitere Lösung gefunden wurde → mehrere Lösungen</text:p>
        </text:list-item>
        <text:list-item>
          <text:p text:style-name="P4">Sonst nichts mehr auszuprobieren ist → eindeutige Lösung</text:p>
        </text:list-item>
        <text:list-item>
          <text:p text:style-name="P4">Falls vorher noch keine Lösung gefunden wurde und auch durch alles testen keine gefunden werden konnte → Sudoku nicht lösbar</text:p>
        </text:list-item>
      </text:list>
      <text:p text:style-name="P3"/>
      <text:p text:style-name="P3"/>
      <text:p text:style-name="P3">Datenstruktur : Alternativen auf einen Stack pushen</text:p>
      <text:p text:style-name="P3"/>
      <text:p text:style-name="P3"><text:soft-page-break/></text:p>
      <text:p text:style-name="P3"/>
      <text:p text:style-name="P3"/>
      <text:p text:style-name="P3">Man kann auch menschliche Vorgehensweisen algorithmisch umsetzen. Dazu sucht man zum Beispiel in einem ersten Schritt Felder mit nur einem Kandidaten. In einem weiteren Schritt sucht man Ziffern, die in einer Zeile, Spalte oder in einem Block nur in ein Feld passen. Auch möglich ist die Suche nach Paare oder Tripel von Kandidaten, die gemeinsam betrachtet werden, um die Kandidatenmengen zu verkleinern. Hierbei werden logische Verknüpfungen zwischen mehreren Feldern gesucht, von denen klar ist, dass bestimmte Zahlen in den Feldern dieser Gruppe stehen, wodurch diese Zahlen für die nicht in der Gruppe befindliche als Lösungen ausscheiden (Beispiel: {1, 2} {2, 3} {3, 1}; wenn diese Kandidatenmengen zum Beispiel in einer Reihe stehen, ist klar, dass diese Gruppe die Zahlen 1, 2 und 3 enthalten muss, wodurch sie aus allen anderen Kandidatenmengen in dieser Reihe ausscheiden). Je schwieriger ein Sudoku lösbar ist, desto mehr unterschiedliche logische Ansätze werden im Programm nötig. Diese sind oft sehr aufwändig in der programmtechnischen Umsetzung. </text:p>
      <text:p text:style-name="P3"/>
      <text:p text:style-name="P3">→ Link zu allen „händischen“ Sudoku Lösungstechniken: http://www.hib-wien.at/leute/wurban/mathematik/sudoku_strategie.pdf</text:p>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ina Krämer</meta:initial-creator>
    <meta:creation-date>2017-01-19T14:58:26.94</meta:creation-date>
    <dc:date>2017-01-25T17:27:28.97</dc:date>
    <dc:creator>Carina Krämer</dc:creator>
    <meta:editing-duration>PT1H53M59S</meta:editing-duration>
    <meta:editing-cycles>3</meta:editing-cycles>
    <meta:generator>OpenOffice/4.1.2$Win32 OpenOffice.org_project/412m3$Build-9782</meta:generator>
    <meta:document-statistic meta:table-count="0" meta:image-count="0" meta:object-count="0" meta:page-count="2" meta:paragraph-count="20" meta:word-count="657" meta:character-count="4473"/>
  </office:meta>
</office:document-meta>
</file>